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2.929cm"/>
    </style:style>
    <style:style style:name="gr2" style:family="graphic" style:parent-style-name="standard">
      <style:graphic-properties draw:stroke="none" svg:stroke-color="#000000" draw:fill="none" draw:fill-color="#ffffff" fo:min-height="0.239cm"/>
    </style:style>
    <style:style style:name="gr3" style:family="graphic" style:parent-style-name="standard">
      <style:graphic-properties draw:stroke="none" svg:stroke-color="#000000" draw:fill="none" draw:fill-color="#ffffff" fo:min-height="1.183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cm" fo:min-width="0.947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8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183cm"/>
    </style:style>
    <style:style style:name="gr1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cm" fo:min-width="0.947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5.612cm"/>
    </style:style>
    <style:style style:name="gr1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0cm" fo:min-width="0.947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33% 58%" fo:font-size="10pt" style:font-size-asian="10pt" style:font-size-complex="10pt"/>
    </style:style>
    <style:style style:name="T4" style:family="text">
      <style:text-properties fo:font-size="6pt" style:font-size-asian="6pt" style:font-size-complex="6pt" style:text-overline-style="solid" style:text-overline-width="auto" style:text-overline-color="font-color"/>
    </style:style>
    <style:style style:name="T5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556cm" svg:x="5.191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5.064cm" svg:y="2.35cm">
          <draw:text-box>
            <text:p><text:span text:style-name="T1">ReadAddr</text:span></text:p>
          </draw:text-box>
        </draw:frame>
        <draw:frame draw:style-name="gr3" draw:text-style-name="P5" draw:layer="layout" svg:width="2.613cm" svg:height="1.433cm" svg:x="5.626cm" svg:y="3.359cm">
          <draw:text-box>
            <text:p text:style-name="P3"><text:span text:style-name="T2">Banco de 2</text:span><text:span text:style-name="T3">N</text:span></text:p>
            <text:p text:style-name="P4"><text:span text:style-name="T2">Contadores</text:span></text:p>
          </draw:text-box>
        </draw:frame>
        <draw:frame draw:style-name="gr2" draw:text-style-name="P2" draw:layer="layout" svg:width="2.286cm" svg:height="0.489cm" svg:x="5.064cm" svg:y="4.751cm">
          <draw:text-box>
            <text:p><text:span text:style-name="T1">WriteAddr</text:span></text:p>
          </draw:text-box>
        </draw:frame>
        <draw:frame draw:style-name="gr2" draw:text-style-name="P2" draw:layer="layout" svg:width="2.286cm" svg:height="0.489cm" svg:x="5.064cm" svg:y="5.052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5.064cm" svg:y="5.353cm">
          <draw:text-box>
            <text:p><text:span text:style-name="T1">Inc / </text:span><text:span text:style-name="T4">Dec</text:span></text:p>
          </draw:text-box>
        </draw:frame>
        <draw:frame draw:style-name="gr2" draw:text-style-name="P2" draw:layer="layout" svg:width="2.286cm" svg:height="0.489cm" svg:x="7.864cm" svg:y="2.351cm">
          <draw:text-box>
            <text:p><text:span text:style-name="T1">MSb</text:span></text:p>
          </draw:text-box>
        </draw:frame>
        <draw:line draw:style-name="gr4" draw:text-style-name="P6" draw:layer="layout" svg:x1="3.057cm" svg:y1="5.612cm" svg:x2="5.191cm" svg:y2="5.612cm">
          <text:p/>
        </draw:line>
        <draw:line draw:style-name="gr4" draw:text-style-name="P6" draw:layer="layout" svg:x1="3.057cm" svg:y1="5.312cm" svg:x2="5.191cm" svg:y2="5.312cm">
          <text:p/>
        </draw:line>
        <draw:line draw:style-name="gr4" draw:text-style-name="P6" draw:layer="layout" svg:x1="3.057cm" svg:y1="5.012cm" svg:x2="5.191cm" svg:y2="5.012cm">
          <text:p/>
        </draw:line>
        <draw:line draw:style-name="gr4" draw:text-style-name="P6" draw:layer="layout" svg:x1="3.057cm" svg:y1="2.612cm" svg:x2="5.191cm" svg:y2="2.612cm">
          <text:p/>
        </draw:line>
        <draw:line draw:style-name="gr4" draw:text-style-name="P7" draw:layer="layout" svg:x1="8.62cm" svg:y1="2.612cm" svg:x2="10.754cm" svg:y2="2.612cm">
          <text:p/>
        </draw:line>
        <draw:frame draw:style-name="gr2" draw:text-style-name="P2" draw:layer="layout" svg:width="1.559cm" svg:height="0.489cm" svg:x="9.474cm" svg:y="2.27cm">
          <draw:text-box>
            <text:p><text:span text:style-name="T1">Predicción</text:span></text:p>
          </draw:text-box>
        </draw:frame>
        <draw:frame draw:style-name="gr5" draw:text-style-name="P2" draw:layer="layout" svg:width="1.651cm" svg:height="0.727cm" svg:x="2.778cm" svg:y="4.937cm">
          <draw:text-box>
            <text:p><text:span text:style-name="T1">Salto_MEM</text:span></text:p>
          </draw:text-box>
        </draw:frame>
        <draw:frame draw:style-name="gr5" draw:text-style-name="P2" draw:layer="layout" svg:width="1.905cm" svg:height="0.727cm" svg:x="2.778cm" svg:y="5.241cm">
          <draw:text-box>
            <text:p><text:span text:style-name="T1">Tomado_MEM</text:span></text:p>
          </draw:text-box>
        </draw:frame>
        <draw:frame draw:style-name="gr2" draw:text-style-name="P2" draw:layer="layout" svg:width="2.159cm" svg:height="0.489cm" svg:x="2.778cm" svg:y="4.64cm">
          <draw:text-box>
            <text:p><text:span text:style-name="T1">PC_MEM[N+1:2]</text:span></text:p>
          </draw:text-box>
        </draw:frame>
        <draw:frame draw:style-name="gr2" draw:text-style-name="P2" draw:layer="layout" svg:width="1.888cm" svg:height="0.489cm" svg:x="2.795cm" svg:y="2.241cm">
          <draw:text-box>
            <text:p><text:span text:style-name="T1">PC_ID[N+1:2]</text:span></text:p>
          </draw:text-box>
        </draw:frame>
        <draw:custom-shape draw:name="And" draw:style-name="gr6" draw:text-style-name="P8" draw:layer="layout" svg:width="1.446cm" svg:height="0.762cm" svg:x="10.74cm" svg:y="2.039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line draw:style-name="gr7" draw:text-style-name="P6" draw:layer="layout" svg:x1="10.74cm" svg:y1="2.227cm" svg:x2="9.728cm" svg:y2="2.227cm">
          <text:p/>
        </draw:line>
        <draw:frame draw:style-name="gr2" draw:text-style-name="P2" draw:layer="layout" svg:width="1.397cm" svg:height="0.489cm" svg:x="9.474cm" svg:y="1.862cm">
          <draw:text-box>
            <text:p><text:span text:style-name="T1">Salto_ID</text:span></text:p>
          </draw:text-box>
        </draw:frame>
        <draw:line draw:style-name="gr7" draw:text-style-name="P6" draw:layer="layout" svg:x1="12.186cm" svg:y1="2.417cm" svg:x2="13.964cm" svg:y2="2.417cm">
          <text:p/>
        </draw:line>
        <draw:frame draw:style-name="gr2" draw:text-style-name="P2" draw:layer="layout" svg:width="1.778cm" svg:height="0.489cm" svg:x="12.519cm" svg:y="2.08cm">
          <draw:text-box>
            <text:p><text:span text:style-name="T1">PrediceSalto</text:span></text:p>
          </draw:text-box>
        </draw:frame>
        <draw:line draw:style-name="gr7" draw:text-style-name="P6" draw:layer="layout" svg:x1="4.841cm" svg:y1="2.668cm" svg:x2="4.968cm" svg:y2="2.541cm">
          <text:p/>
        </draw:line>
        <draw:frame draw:style-name="gr8" draw:text-style-name="P9" draw:layer="layout" svg:width="0.254cm" svg:height="0.408cm" svg:x="4.81cm" svg:y="2.309cm">
          <draw:text-box>
            <text:p><text:span text:style-name="T5">N</text:span></text:p>
          </draw:text-box>
        </draw:frame>
        <draw:line draw:style-name="gr7" draw:text-style-name="P6" draw:layer="layout" svg:x1="4.841cm" svg:y1="5.068cm" svg:x2="4.968cm" svg:y2="4.941cm">
          <text:p/>
        </draw:line>
        <draw:frame draw:style-name="gr8" draw:text-style-name="P9" draw:layer="layout" svg:width="0.254cm" svg:height="0.408cm" svg:x="4.81cm" svg:y="4.709cm">
          <draw:text-box>
            <text:p><text:span text:style-name="T5">N</text:span></text:p>
          </draw:text-box>
        </draw:frame>
        <draw:custom-shape draw:style-name="gr1" draw:text-style-name="P1" draw:layer="layout" svg:width="3.429cm" svg:height="3.556cm" svg:x="6.492cm" svg:y="10.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6.365cm" svg:y="11.05cm">
          <draw:text-box>
            <text:p><text:span text:style-name="T1">ReadAddr</text:span></text:p>
          </draw:text-box>
        </draw:frame>
        <draw:frame draw:style-name="gr9" draw:text-style-name="P5" draw:layer="layout" svg:width="2.612cm" svg:height="1.433cm" svg:x="6.927cm" svg:y="12.059cm">
          <draw:text-box>
            <text:p text:style-name="P3"><text:span text:style-name="T2">Banco de 2</text:span><text:span text:style-name="T3">N</text:span></text:p>
            <text:p text:style-name="P3"><text:span text:style-name="T2">Contadores</text:span></text:p>
          </draw:text-box>
        </draw:frame>
        <draw:frame draw:style-name="gr2" draw:text-style-name="P2" draw:layer="layout" svg:width="2.286cm" svg:height="0.489cm" svg:x="6.365cm" svg:y="13.451cm">
          <draw:text-box>
            <text:p><text:span text:style-name="T1">WriteAddr</text:span></text:p>
          </draw:text-box>
        </draw:frame>
        <draw:frame draw:style-name="gr2" draw:text-style-name="P2" draw:layer="layout" svg:width="2.286cm" svg:height="0.489cm" svg:x="6.365cm" svg:y="13.752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6.365cm" svg:y="14.053cm">
          <draw:text-box>
            <text:p><text:span text:style-name="T1">Inc / </text:span><text:span text:style-name="T4">Dec</text:span></text:p>
          </draw:text-box>
        </draw:frame>
        <draw:frame draw:style-name="gr2" draw:text-style-name="P2" draw:layer="layout" svg:width="2.286cm" svg:height="0.489cm" svg:x="9.165cm" svg:y="11.051cm">
          <draw:text-box>
            <text:p><text:span text:style-name="T1">MSb</text:span></text:p>
          </draw:text-box>
        </draw:frame>
        <draw:line draw:style-name="gr4" draw:text-style-name="P6" draw:layer="layout" svg:x1="4.048cm" svg:y1="14.312cm" svg:x2="6.492cm" svg:y2="14.312cm">
          <text:p/>
        </draw:line>
        <draw:line draw:style-name="gr4" draw:text-style-name="P6" draw:layer="layout" svg:x1="4.048cm" svg:y1="14.012cm" svg:x2="6.492cm" svg:y2="14.012cm">
          <text:p/>
        </draw:line>
        <draw:line draw:style-name="gr4" draw:text-style-name="P6" draw:layer="layout" svg:x1="4.048cm" svg:y1="13.712cm" svg:x2="6.492cm" svg:y2="13.712cm">
          <text:p/>
        </draw:line>
        <draw:line draw:style-name="gr4" draw:text-style-name="P6" draw:layer="layout" svg:x1="4.358cm" svg:y1="11.312cm" svg:x2="6.492cm" svg:y2="11.312cm">
          <text:p/>
        </draw:line>
        <draw:line draw:style-name="gr4" draw:text-style-name="P7" draw:layer="layout" svg:x1="9.921cm" svg:y1="11.312cm" svg:x2="12.055cm" svg:y2="11.312cm">
          <text:p/>
        </draw:line>
        <draw:frame draw:style-name="gr2" draw:text-style-name="P2" draw:layer="layout" svg:width="1.559cm" svg:height="0.489cm" svg:x="10.775cm" svg:y="10.97cm">
          <draw:text-box>
            <text:p><text:span text:style-name="T1">Predicción</text:span></text:p>
          </draw:text-box>
        </draw:frame>
        <draw:frame draw:style-name="gr5" draw:text-style-name="P2" draw:layer="layout" svg:width="1.651cm" svg:height="0.727cm" svg:x="3.779cm" svg:y="13.637cm">
          <draw:text-box>
            <text:p><text:span text:style-name="T1">Salto_MEM</text:span></text:p>
          </draw:text-box>
        </draw:frame>
        <draw:frame draw:style-name="gr2" draw:text-style-name="P2" draw:layer="layout" svg:width="1.905cm" svg:height="0.489cm" svg:x="3.779cm" svg:y="13.941cm">
          <draw:text-box>
            <text:p><text:span text:style-name="T1">Tomado_MEM</text:span></text:p>
          </draw:text-box>
        </draw:frame>
        <draw:custom-shape draw:name="And" draw:style-name="gr10" draw:text-style-name="P8" draw:layer="layout" svg:width="1.446cm" svg:height="0.762cm" svg:x="12.041cm" svg:y="10.739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line draw:style-name="gr7" draw:text-style-name="P6" draw:layer="layout" svg:x1="12.041cm" svg:y1="10.927cm" svg:x2="11.029cm" svg:y2="10.927cm">
          <text:p/>
        </draw:line>
        <draw:frame draw:style-name="gr2" draw:text-style-name="P2" draw:layer="layout" svg:width="1.397cm" svg:height="0.489cm" svg:x="10.775cm" svg:y="10.562cm">
          <draw:text-box>
            <text:p><text:span text:style-name="T1">Salto_ID</text:span></text:p>
          </draw:text-box>
        </draw:frame>
        <draw:line draw:style-name="gr7" draw:text-style-name="P6" draw:layer="layout" svg:x1="13.487cm" svg:y1="11.117cm" svg:x2="15.265cm" svg:y2="11.117cm">
          <text:p/>
        </draw:line>
        <draw:line draw:style-name="gr7" draw:text-style-name="P6" draw:layer="layout" svg:x1="6.142cm" svg:y1="11.368cm" svg:x2="6.269cm" svg:y2="11.241cm">
          <text:p/>
        </draw:line>
        <draw:frame draw:style-name="gr8" draw:text-style-name="P9" draw:layer="layout" svg:width="0.254cm" svg:height="0.408cm" svg:x="6.111cm" svg:y="11.009cm">
          <draw:text-box>
            <text:p><text:span text:style-name="T5">N</text:span></text:p>
          </draw:text-box>
        </draw:frame>
        <draw:line draw:style-name="gr7" draw:text-style-name="P6" draw:layer="layout" svg:x1="6.142cm" svg:y1="13.768cm" svg:x2="6.269cm" svg:y2="13.641cm">
          <text:p/>
        </draw:line>
        <draw:frame draw:style-name="gr8" draw:text-style-name="P9" draw:layer="layout" svg:width="0.254cm" svg:height="0.408cm" svg:x="6.111cm" svg:y="13.409cm">
          <draw:text-box>
            <text:p><text:span text:style-name="T5">N</text:span></text:p>
          </draw:text-box>
        </draw:frame>
        <draw:custom-shape draw:style-name="gr11" draw:text-style-name="P4" draw:layer="layout" svg:width="6.112cm" svg:height="2.413cm" svg:x="4.413cm" svg:y="7.436cm">
          <text:p text:style-name="P4">Registro de </text:p>
          <text:p text:style-name="P4">Desplazamiento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4.264cm" svg:y="8.153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4.264cm" svg:y="8.454cm">
          <draw:text-box>
            <text:p><text:span text:style-name="T1">D</text:span></text:p>
          </draw:text-box>
        </draw:frame>
        <draw:frame draw:style-name="gr2" draw:text-style-name="P2" draw:layer="layout" svg:width="2.286cm" svg:height="0.489cm" svg:x="10.017cm" svg:y="8.401cm">
          <draw:text-box>
            <text:p><text:span text:style-name="T1">Q</text:span></text:p>
          </draw:text-box>
        </draw:frame>
        <draw:line draw:style-name="gr4" draw:text-style-name="P6" draw:layer="layout" svg:x1="2.258cm" svg:y1="8.712cm" svg:x2="4.392cm" svg:y2="8.712cm">
          <text:p/>
        </draw:line>
        <draw:line draw:style-name="gr4" draw:text-style-name="P6" draw:layer="layout" svg:x1="2.258cm" svg:y1="8.412cm" svg:x2="4.392cm" svg:y2="8.412cm">
          <text:p/>
        </draw:line>
        <draw:frame draw:style-name="gr5" draw:text-style-name="P2" draw:layer="layout" svg:width="1.651cm" svg:height="0.727cm" svg:x="1.979cm" svg:y="8.037cm">
          <draw:text-box>
            <text:p><text:span text:style-name="T1">Salto_MEM</text:span></text:p>
          </draw:text-box>
        </draw:frame>
        <draw:frame draw:style-name="gr5" draw:text-style-name="P2" draw:layer="layout" svg:width="1.905cm" svg:height="0.727cm" svg:x="1.979cm" svg:y="8.341cm">
          <draw:text-box>
            <text:p><text:span text:style-name="T1">Tomado_MEM</text:span></text:p>
          </draw:text-box>
        </draw:frame>
        <draw:line draw:style-name="gr7" draw:text-style-name="P6" draw:layer="layout" svg:x1="4.358cm" svg:y1="11.312cm" svg:x2="4.358cm" svg:y2="10.287cm">
          <text:p/>
        </draw:line>
        <draw:line draw:style-name="gr7" draw:text-style-name="P6" draw:layer="layout" svg:x1="4.358cm" svg:y1="10.287cm" svg:x2="11.287cm" svg:y2="10.287cm">
          <text:p/>
        </draw:line>
        <draw:line draw:style-name="gr7" draw:text-style-name="P6" draw:layer="layout" svg:x1="11.287cm" svg:y1="10.287cm" svg:x2="11.287cm" svg:y2="8.636cm">
          <text:p/>
        </draw:line>
        <draw:line draw:style-name="gr7" draw:text-style-name="P6" draw:layer="layout" svg:x1="11.287cm" svg:y1="8.636cm" svg:x2="10.525cm" svg:y2="8.636cm">
          <text:p/>
        </draw:line>
        <draw:line draw:style-name="gr7" draw:text-style-name="P6" draw:layer="layout" svg:x1="10.842cm" svg:y1="8.704cm" svg:x2="10.969cm" svg:y2="8.577cm">
          <text:p/>
        </draw:line>
        <draw:frame draw:style-name="gr8" draw:text-style-name="P9" draw:layer="layout" svg:width="0.254cm" svg:height="0.408cm" svg:x="10.811cm" svg:y="8.345cm">
          <draw:text-box>
            <text:p><text:span text:style-name="T5">N</text:span></text:p>
          </draw:text-box>
        </draw:frame>
        <draw:line draw:style-name="gr7" draw:text-style-name="P6" draw:layer="layout" svg:x1="11.287cm" svg:y1="8.636cm" svg:x2="15.478cm" svg:y2="8.636cm">
          <text:p/>
        </draw:line>
        <draw:frame draw:style-name="gr5" draw:text-style-name="P2" draw:layer="layout" svg:width="2.286cm" svg:height="0.727cm" svg:x="13.573cm" svg:y="8.255cm">
          <draw:text-box>
            <text:p><text:span text:style-name="T1">HistoríaGlobal_ID</text:span></text:p>
          </draw:text-box>
        </draw:frame>
        <draw:frame draw:style-name="gr2" draw:text-style-name="P2" draw:layer="layout" svg:width="2.537cm" svg:height="0.489cm" svg:x="3.797cm" svg:y="13.332cm">
          <draw:text-box>
            <text:p><text:span text:style-name="T1">HistoríaGlobal_MEM</text:span></text:p>
          </draw:text-box>
        </draw:frame>
        <draw:custom-shape draw:style-name="gr11" draw:text-style-name="P4" draw:layer="layout" svg:width="6.112cm" svg:height="2.413cm" svg:x="4.413cm" svg:y="16.635cm">
          <text:p text:style-name="P4">Registro de </text:p>
          <text:p text:style-name="P4">Desplazamiento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4.264cm" svg:y="17.352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4.264cm" svg:y="17.653cm">
          <draw:text-box>
            <text:p><text:span text:style-name="T1">D</text:span></text:p>
          </draw:text-box>
        </draw:frame>
        <draw:frame draw:style-name="gr2" draw:text-style-name="P2" draw:layer="layout" svg:width="2.286cm" svg:height="0.489cm" svg:x="10.017cm" svg:y="17.6cm">
          <draw:text-box>
            <text:p><text:span text:style-name="T1">Q</text:span></text:p>
          </draw:text-box>
        </draw:frame>
        <draw:line draw:style-name="gr4" draw:text-style-name="P6" draw:layer="layout" svg:x1="2.258cm" svg:y1="17.911cm" svg:x2="4.392cm" svg:y2="17.911cm">
          <text:p/>
        </draw:line>
        <draw:line draw:style-name="gr4" draw:text-style-name="P6" draw:layer="layout" svg:x1="2.258cm" svg:y1="17.611cm" svg:x2="4.392cm" svg:y2="17.611cm">
          <text:p/>
        </draw:line>
        <draw:frame draw:style-name="gr5" draw:text-style-name="P2" draw:layer="layout" svg:width="1.651cm" svg:height="0.727cm" svg:x="1.979cm" svg:y="17.236cm">
          <draw:text-box>
            <text:p><text:span text:style-name="T1">Salto_MEM</text:span></text:p>
          </draw:text-box>
        </draw:frame>
        <draw:frame draw:style-name="gr5" draw:text-style-name="P2" draw:layer="layout" svg:width="1.905cm" svg:height="0.727cm" svg:x="1.979cm" svg:y="17.54cm">
          <draw:text-box>
            <text:p><text:span text:style-name="T1">Tomado_MEM</text:span></text:p>
          </draw:text-box>
        </draw:frame>
        <draw:line draw:style-name="gr7" draw:text-style-name="P6" draw:layer="layout" svg:x1="4.048cm" svg:y1="19.486cm" svg:x2="11.287cm" svg:y2="19.486cm">
          <text:p/>
        </draw:line>
        <draw:line draw:style-name="gr7" draw:text-style-name="P6" draw:layer="layout" svg:x1="11.287cm" svg:y1="19.486cm" svg:x2="11.287cm" svg:y2="17.835cm">
          <text:p/>
        </draw:line>
        <draw:line draw:style-name="gr7" draw:text-style-name="P6" draw:layer="layout" svg:x1="11.287cm" svg:y1="17.835cm" svg:x2="10.525cm" svg:y2="17.835cm">
          <text:p/>
        </draw:line>
        <draw:line draw:style-name="gr7" draw:text-style-name="P6" draw:layer="layout" svg:x1="10.842cm" svg:y1="17.903cm" svg:x2="10.969cm" svg:y2="17.776cm">
          <text:p/>
        </draw:line>
        <draw:frame draw:style-name="gr8" draw:text-style-name="P9" draw:layer="layout" svg:width="0.254cm" svg:height="0.408cm" svg:x="10.811cm" svg:y="17.544cm">
          <draw:text-box>
            <text:p><text:span text:style-name="T5">N</text:span></text:p>
          </draw:text-box>
        </draw:frame>
        <draw:line draw:style-name="gr7" draw:text-style-name="P6" draw:layer="layout" svg:x1="11.287cm" svg:y1="17.835cm" svg:x2="15.478cm" svg:y2="17.835cm">
          <text:p/>
        </draw:line>
        <draw:frame draw:style-name="gr5" draw:text-style-name="P2" draw:layer="layout" svg:width="2.286cm" svg:height="0.727cm" svg:x="13.573cm" svg:y="17.454cm">
          <draw:text-box>
            <text:p><text:span text:style-name="T1">HistoríaGlobal_ID</text:span></text:p>
          </draw:text-box>
        </draw:frame>
        <draw:custom-shape draw:style-name="gr1" draw:text-style-name="P1" draw:layer="layout" svg:width="3.429cm" svg:height="3.556cm" svg:x="6.492cm" svg:y="20.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86cm" svg:height="0.489cm" svg:x="6.365cm" svg:y="20.55cm">
          <draw:text-box>
            <text:p><text:span text:style-name="T1">ReadAddr</text:span></text:p>
          </draw:text-box>
        </draw:frame>
        <draw:frame draw:style-name="gr3" draw:text-style-name="P5" draw:layer="layout" svg:width="2.969cm" svg:height="1.433cm" svg:x="6.727cm" svg:y="21.259cm">
          <draw:text-box>
            <text:p text:style-name="P3"><text:span text:style-name="T2">2</text:span><text:span text:style-name="T3">N </text:span><text:span text:style-name="T2">Bancos de 2</text:span><text:span text:style-name="T3">M </text:span><text:span text:style-name="T2">Contadores</text:span></text:p>
          </draw:text-box>
        </draw:frame>
        <draw:frame draw:style-name="gr2" draw:text-style-name="P2" draw:layer="layout" svg:width="2.286cm" svg:height="0.489cm" svg:x="6.365cm" svg:y="22.651cm">
          <draw:text-box>
            <text:p><text:span text:style-name="T1">WriteAddr</text:span></text:p>
          </draw:text-box>
        </draw:frame>
        <draw:frame draw:style-name="gr2" draw:text-style-name="P2" draw:layer="layout" svg:width="2.286cm" svg:height="0.489cm" svg:x="6.365cm" svg:y="22.952cm">
          <draw:text-box>
            <text:p><text:span text:style-name="T1">Write</text:span></text:p>
          </draw:text-box>
        </draw:frame>
        <draw:frame draw:style-name="gr2" draw:text-style-name="P2" draw:layer="layout" svg:width="2.286cm" svg:height="0.489cm" svg:x="6.365cm" svg:y="23.253cm">
          <draw:text-box>
            <text:p><text:span text:style-name="T1">Inc / </text:span><text:span text:style-name="T4">Dec</text:span></text:p>
          </draw:text-box>
        </draw:frame>
        <draw:frame draw:style-name="gr2" draw:text-style-name="P2" draw:layer="layout" svg:width="2.286cm" svg:height="0.489cm" svg:x="9.165cm" svg:y="20.251cm">
          <draw:text-box>
            <text:p><text:span text:style-name="T1">MSb</text:span></text:p>
          </draw:text-box>
        </draw:frame>
        <draw:line draw:style-name="gr4" draw:text-style-name="P6" draw:layer="layout" svg:x1="4.048cm" svg:y1="22.912cm" svg:x2="6.492cm" svg:y2="22.912cm">
          <text:p/>
        </draw:line>
        <draw:line draw:style-name="gr4" draw:text-style-name="P6" draw:layer="layout" svg:x1="4.048cm" svg:y1="20.812cm" svg:x2="6.492cm" svg:y2="20.812cm">
          <text:p/>
        </draw:line>
        <draw:line draw:style-name="gr4" draw:text-style-name="P7" draw:layer="layout" svg:x1="9.921cm" svg:y1="20.512cm" svg:x2="12.055cm" svg:y2="20.512cm">
          <text:p/>
        </draw:line>
        <draw:frame draw:style-name="gr2" draw:text-style-name="P2" draw:layer="layout" svg:width="1.559cm" svg:height="0.489cm" svg:x="10.775cm" svg:y="20.17cm">
          <draw:text-box>
            <text:p><text:span text:style-name="T1">Predicción</text:span></text:p>
          </draw:text-box>
        </draw:frame>
        <draw:frame draw:style-name="gr2" draw:text-style-name="P2" draw:layer="layout" svg:width="2.159cm" svg:height="0.489cm" svg:x="3.779cm" svg:y="22.54cm">
          <draw:text-box>
            <text:p><text:span text:style-name="T1">PC_MEM[M+1:2]</text:span></text:p>
          </draw:text-box>
        </draw:frame>
        <draw:frame draw:style-name="gr2" draw:text-style-name="P2" draw:layer="layout" svg:width="1.888cm" svg:height="0.489cm" svg:x="3.796cm" svg:y="20.441cm">
          <draw:text-box>
            <text:p><text:span text:style-name="T1">PC_ID[M+1:2]</text:span></text:p>
          </draw:text-box>
        </draw:frame>
        <draw:custom-shape draw:name="And" draw:style-name="gr12" draw:text-style-name="P8" draw:layer="layout" svg:width="1.446cm" svg:height="0.762cm" svg:x="12.041cm" svg:y="19.939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line draw:style-name="gr7" draw:text-style-name="P6" draw:layer="layout" svg:x1="12.041cm" svg:y1="20.127cm" svg:x2="11.029cm" svg:y2="20.127cm">
          <text:p/>
        </draw:line>
        <draw:frame draw:style-name="gr2" draw:text-style-name="P2" draw:layer="layout" svg:width="1.397cm" svg:height="0.489cm" svg:x="10.775cm" svg:y="19.762cm">
          <draw:text-box>
            <text:p><text:span text:style-name="T1">Salto_ID</text:span></text:p>
          </draw:text-box>
        </draw:frame>
        <draw:line draw:style-name="gr7" draw:text-style-name="P6" draw:layer="layout" svg:x1="13.487cm" svg:y1="20.317cm" svg:x2="15.265cm" svg:y2="20.317cm">
          <text:p/>
        </draw:line>
        <draw:frame draw:style-name="gr2" draw:text-style-name="P2" draw:layer="layout" svg:width="1.778cm" svg:height="0.489cm" svg:x="13.82cm" svg:y="19.98cm">
          <draw:text-box>
            <text:p><text:span text:style-name="T1">PrediceSalto</text:span></text:p>
          </draw:text-box>
        </draw:frame>
        <draw:line draw:style-name="gr7" draw:text-style-name="P6" draw:layer="layout" svg:x1="6.142cm" svg:y1="20.868cm" svg:x2="6.269cm" svg:y2="20.741cm">
          <text:p/>
        </draw:line>
        <draw:frame draw:style-name="gr8" draw:text-style-name="P9" draw:layer="layout" svg:width="0.254cm" svg:height="0.408cm" svg:x="6.111cm" svg:y="20.509cm">
          <draw:text-box>
            <text:p><text:span text:style-name="T5">M</text:span></text:p>
          </draw:text-box>
        </draw:frame>
        <draw:line draw:style-name="gr7" draw:text-style-name="P6" draw:layer="layout" svg:x1="6.142cm" svg:y1="22.968cm" svg:x2="6.269cm" svg:y2="22.841cm">
          <text:p/>
        </draw:line>
        <draw:frame draw:style-name="gr8" draw:text-style-name="P9" draw:layer="layout" svg:width="0.254cm" svg:height="0.408cm" svg:x="6.111cm" svg:y="22.609cm">
          <draw:text-box>
            <text:p><text:span text:style-name="T5">M</text:span></text:p>
          </draw:text-box>
        </draw:frame>
        <draw:frame draw:style-name="gr2" draw:text-style-name="P2" draw:layer="layout" svg:width="2.286cm" svg:height="0.489cm" svg:x="6.365cm" svg:y="20.251cm">
          <draw:text-box>
            <text:p><text:span text:style-name="T1">Banco</text:span></text:p>
          </draw:text-box>
        </draw:frame>
        <draw:line draw:style-name="gr7" draw:text-style-name="P6" draw:layer="layout" svg:x1="6.461cm" svg:y1="20.513cm" svg:x2="4.048cm" svg:y2="20.513cm">
          <text:p/>
        </draw:line>
        <draw:line draw:style-name="gr7" draw:text-style-name="P6" draw:layer="layout" svg:x1="4.058cm" svg:y1="19.486cm" svg:x2="4.058cm" svg:y2="20.513cm">
          <text:p/>
        </draw:line>
        <draw:frame draw:style-name="gr2" draw:text-style-name="P2" draw:layer="layout" svg:width="2.286cm" svg:height="0.489cm" svg:x="6.365cm" svg:y="22.352cm">
          <draw:text-box>
            <text:p><text:span text:style-name="T1">WriteBano</text:span></text:p>
          </draw:text-box>
        </draw:frame>
        <draw:line draw:style-name="gr4" draw:text-style-name="P6" draw:layer="layout" svg:x1="4.049cm" svg:y1="23.512cm" svg:x2="6.493cm" svg:y2="23.512cm">
          <text:p/>
        </draw:line>
        <draw:line draw:style-name="gr4" draw:text-style-name="P6" draw:layer="layout" svg:x1="4.049cm" svg:y1="23.212cm" svg:x2="6.493cm" svg:y2="23.212cm">
          <text:p/>
        </draw:line>
        <draw:line draw:style-name="gr4" draw:text-style-name="P6" draw:layer="layout" svg:x1="4.049cm" svg:y1="22.612cm" svg:x2="6.493cm" svg:y2="22.612cm">
          <text:p/>
        </draw:line>
        <draw:frame draw:style-name="gr5" draw:text-style-name="P2" draw:layer="layout" svg:width="1.651cm" svg:height="0.727cm" svg:x="3.78cm" svg:y="22.837cm">
          <draw:text-box>
            <text:p><text:span text:style-name="T1">Salto_MEM</text:span></text:p>
          </draw:text-box>
        </draw:frame>
        <draw:frame draw:style-name="gr2" draw:text-style-name="P2" draw:layer="layout" svg:width="1.905cm" svg:height="0.489cm" svg:x="3.78cm" svg:y="23.141cm">
          <draw:text-box>
            <text:p><text:span text:style-name="T1">Tomado_MEM</text:span></text:p>
          </draw:text-box>
        </draw:frame>
        <draw:line draw:style-name="gr7" draw:text-style-name="P6" draw:layer="layout" svg:x1="6.143cm" svg:y1="22.668cm" svg:x2="6.27cm" svg:y2="22.541cm">
          <text:p/>
        </draw:line>
        <draw:frame draw:style-name="gr8" draw:text-style-name="P9" draw:layer="layout" svg:width="0.254cm" svg:height="0.408cm" svg:x="6.112cm" svg:y="22.309cm">
          <draw:text-box>
            <text:p><text:span text:style-name="T5">N</text:span></text:p>
          </draw:text-box>
        </draw:frame>
        <draw:frame draw:style-name="gr2" draw:text-style-name="P2" draw:layer="layout" svg:width="2.537cm" svg:height="0.489cm" svg:x="3.798cm" svg:y="22.232cm">
          <draw:text-box>
            <text:p><text:span text:style-name="T1">HistoríaGlobal_MEM</text:span></text:p>
          </draw:text-box>
        </draw:frame>
        <draw:frame draw:style-name="gr2" draw:text-style-name="P2" draw:layer="layout" svg:width="1.778cm" svg:height="0.489cm" svg:x="13.819cm" svg:y="10.781cm">
          <draw:text-box>
            <text:p><text:span text:style-name="T1">PrediceSal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1:31:19.277000000</meta:creation-date>
    <dc:date>2019-02-07T13:03:03.654000000</dc:date>
    <meta:editing-duration>PT38M8S</meta:editing-duration>
    <meta:editing-cycles>7</meta:editing-cycles>
    <meta:generator>LibreOffice/6.1.4.2$Windows_X86_64 LibreOffice_project/9d0f32d1f0b509096fd65e0d4bec26ddd1938fd3</meta:generator>
    <meta:document-statistic meta:object-count="116"/>
  </office:meta>
</office:document-meta>
</file>